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55ADC1C7D5683A431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729fcf" loext:opacity="100%"/>
    </style:style>
    <style:style style:name="P3" style:family="paragraph">
      <loext:graphic-properties draw:fill="none" draw:fill-color="#ffffff"/>
      <style:text-properties fo:color="#729fcf" loext:opacity="100%"/>
    </style:style>
    <style:style style:name="T1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2.662cm" svg:x="1cm" svg:y="1cm">
          <draw:image xlink:href="Pictures/100000000000080000000555ADC1C7D5683A431B.jpg" xlink:type="simple" xlink:show="embed" xlink:actuate="onLoad" draw:mime-type="image/jpeg">
            <text:p/>
          </draw:image>
        </draw:frame>
        <draw:frame draw:style-name="gr2" draw:text-style-name="P3" draw:layer="layout" svg:width="17.25cm" svg:height="3.806cm" svg:x="1.25cm" svg:y="14cm">
          <draw:text-box>
            <text:p text:style-name="P2"><text:span text:style-name="T1">A imagem acima apresenta um prato personalizado com o tema da Cinnamoroll que acompanha Waffles, salada e frituras, ao lado tem outro prato com um Sweet Heart Ice Chocolate, em cima da mesa também há pelúcias e cartazes do Cinnamoroll no fundo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25T19:49:36.508816724</dc:date>
    <meta:editing-duration>PT1S</meta:editing-duration>
    <meta:editing-cycles>1</meta:editing-cycles>
    <meta:document-statistic meta:object-count="2"/>
    <meta:generator>LibreOffice/7.0.6.2$Linux_X86_64 LibreOffice_project/144abb84a525d8e30c9dbbefa69cbbf2d8d4ae3b</meta:generator>
  </office:meta>
</office:document-meta>
</file>